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Note"/>
        <table:table-row table:style-name="ro1">
          <table:table-cell office:value-type="string" calcext:value-type="string">
            <text:p><text:span text:style-name="T1">1</text:span>abc<text:span text:style-name="T1">2</text:span></text:p>
          </table:table-cell>
          <table:table-cell/>
          <table:table-cell table:formula="of:=PICKNMBRS([.A1])" office:value-type="string" office:string-value="12" calcext:value-type="string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qr<text:span text:style-name="T1">3</text:span>stu<text:span text:style-name="T1">8</text:span>vwx</text:p>
          </table:table-cell>
          <table:table-cell/>
          <table:table-cell table:formula="of:=PICKNMBRS([.A2])" office:value-type="string" office:string-value="38" calcext:value-type="string">
            <text:p>3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<text:span text:style-name="T1">1</text:span>b2c3d4e<text:span text:style-name="T1">5</text:span>f</text:p>
          </table:table-cell>
          <table:table-cell/>
          <table:table-cell table:formula="of:=PICKNMBRS([.A3])" office:value-type="string" office:string-value="15" calcext:value-type="string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eb<text:span text:style-name="T1">7</text:span>uchet</text:p>
          </table:table-cell>
          <table:table-cell/>
          <table:table-cell table:formula="of:=PICKNMBRS([.A4])" office:value-type="string" office:string-value="77" calcext:value-type="string">
            <text:p>77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<text:span text:style-name="T1">two</text:span>1<text:span text:style-name="T1">nine</text:span></text:p>
          </table:table-cell>
          <table:table-cell/>
          <table:table-cell table:formula="of:=PICKNMBRSS([.A7])" office:value-type="string" office:string-value="29" calcext:value-type="string">
            <text:p>2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pan text:style-name="T1">eight</text:span>two<text:span text:style-name="T1">three</text:span></text:p>
          </table:table-cell>
          <table:table-cell/>
          <table:table-cell table:formula="of:=PICKNMBRSS([.A8])" office:value-type="string" office:string-value="83" calcext:value-type="string">
            <text:p>8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bc<text:span text:style-name="T1">one</text:span>2<text:span text:style-name="T1">three</text:span>xyz</text:p>
          </table:table-cell>
          <table:table-cell/>
          <table:table-cell table:formula="of:=PICKNMBRSS([.A9])" office:value-type="string" office:string-value="13" calcext:value-type="string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x<text:span text:style-name="T1">two</text:span>ne3<text:span text:style-name="T1">four</text:span></text:p>
          </table:table-cell>
          <table:table-cell/>
          <table:table-cell table:formula="of:=PICKNMBRSS([.A10])" office:value-type="string" office:string-value="24" calcext:value-type="string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pan text:style-name="T1">4</text:span>nineeightseven<text:span text:style-name="T1">2</text:span></text:p>
          </table:table-cell>
          <table:table-cell/>
          <table:table-cell table:formula="of:=PICKNMBRSS([.A11])" office:value-type="string" office:string-value="42" calcext:value-type="string">
            <text:p>42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02T21:27:42.460585727</meta:creation-date>
    <dc:date>2024-09-02T21:48:45.962033129</dc:date>
    <meta:editing-duration>PT21M8S</meta:editing-duration>
    <meta:editing-cycles>2</meta:editing-cycles>
    <meta:generator>LibreOffice/6.4.7.2$Linux_X86_64 LibreOffice_project/40$Build-2</meta:generator>
    <meta:document-statistic meta:table-count="1" meta:cell-count="18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
End Sub

Function PickNmbrs( Arg as String ) As String
	frst = 0 
	lst = 0
	For i=1 To len(Arg)
		idx = InStr( 1, "123456789", mid( Arg, i, 1))
		If idx &gt; 0 Then
			If frst =0 Then
				frst = idx
			Else
				lst = idx
			End If
		End If
	Next i
	If lst = 0 Then 
		lst = frst 
	End If
	PickNmbrs = frst &amp; lst
End Function

Function Check( buf As String ) As Integer
	If InStr( 1, buf, "one" ) &gt; 0 Then
		Check = 1
	ElseIf InStr( 1, buf, "two" ) &gt; 0 Then Check = 2
	ElseIf InStr( 1, buf, "three" ) &gt; 0 Then Check = 3
	ElseIf InStr( 1, buf, "four" ) &gt; 0 Then Check = 4
	ElseIf InStr( 1, buf, "five" ) &gt; 0 Then Check = 5
	ElseIf InStr( 1, buf, "six" ) &gt; 0 Then Check = 6
	ElseIf InStr( 1, buf, "seven" ) &gt; 0 Then Check = 7
	ElseIf InStr( 1, buf, "eight" ) &gt; 0 Then Check = 8
	ElseIf InStr( 1, buf, "nine" ) &gt; 0 Then Check = 9
	Else
		Check = 0
	End If
End Function

Function PickNmbrss( Arg as String ) As String
	frst = 0
	lst = 0
	buf = ""
	For i=1 To len(Arg)
		idx = InStr( 1, "123456789", mid( Arg, i, 1))
		If idx &gt; 0 Then
			If frst =0 Then
				frst = idx
			Else
				lst = idx
			End If
		Else
			buf = buf &amp; mid( Arg, i, 1 )
			idx = Check( buf )
			If idx &gt; 0 Then
				If frst =0 Then
					frst = idx
				Else
					lst = idx
				End If
				buf = ""
			End If
		End If
	Next i
	If lst = 0 Then
		lst = frst
	End If
	PickNmbrss = frst &amp; lst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